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text-properties fo:language="it" fo:country="IT"/>
    </style:style>
    <style:style style:name="P2" style:family="paragraph" style:parent-style-name="Text_20_body" style:list-style-name="L1">
      <style:paragraph-properties fo:text-align="start" style:justify-single-word="false"/>
      <style:text-properties fo:language="it" fo:country="IT"/>
    </style:style>
    <style:style style:name="P3" style:family="paragraph" style:parent-style-name="Heading_20_1">
      <style:paragraph-properties fo:text-align="center" style:justify-single-word="false"/>
      <style:text-properties fo:language="it" fo:country="IT"/>
    </style:style>
    <style:style style:name="T1" style:family="text">
      <style:text-properties fo:background-color="#c0c0c0"/>
    </style:style>
    <style:style style:name="T2" style:family="text">
      <style:text-properties fo:language="it" fo:country="I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ose da Fare</text:h>
      <text:p text:style-name="P1"/>
      <text:list xml:id="list120905014" text:style-name="L1">
        <text:list-item>
          <text:p text:style-name="P2">Sistemare I connection Manager di <text:span text:style-name="T1">Relay Session Manager</text:span>, <text:span text:style-name="T1">Proxy</text:span>; <text:span text:style-name="T1">Server Session Manager</text:span>, client Session Manager e vedi se farlo anche con <text:s/>Streaming Server, il quale, però non riceve direttamente i messaggi di handoff del buffer ( riceve solo start tx e stop tx).</text:p>
        </text:list-item>
        <text:list-item>
          <text:p text:style-name="P2">Sistemare le strutture dati all'interno della classe SessionManager per tenere traccia che se il nodo è di tipo BigBoss esistono , oltre ai client, I relay secondari.</text:p>
        </text:list-item>
        <text:list-item>
          <text:p text:style-name="P2">Sistemare il codice del SessionManager per la gestione dell'handoff di un relay secondario da parte del Big Boss: in particolare deve ridirigere tutti <text:s/>I proxy afferenti a quel relay. Deve quindi esserci una struttura dati che tiene in memoria quali proxy ( quali sessioni) afferiscono ad un relay secondario. Al momento della ricezione del messaggio di REDIRECT proveniente dal proxy di un nuovo Relay Il Big Boss deve sapere quale dei relay sta sostituendo ( o tramite lo stesso messaggio di REDIRECT</text:p>
        </text:list-item>
        <text:list-item>
          <text:p text:style-name="P2">CT o tramite un aggiornamento precedente). 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item>
          <text:p text:style-name="P2">Fare sì che I relay secondari, all'atto della ricezione dell'election request ( l'election manager lancia l'evento ELECTION REQUEST RECEIVED ingrandiscano <text:s/>I buffer dei propry proxy</text:p>
        </text:list-item>
        <text:list-item>
          <text:p text:style-name="P2">Fare sì che il client riceva il messaggio di LEAVE da parte del vecchio big boss e che consideri come nuovo big boss quello precedentemente segnalatogli dall'election Manager tramite l'evento NEW BIG BOSS </text:p>
        </text:list-item>
        <text:list-item>
          <text:p text:style-name="P2">Fare sì che il vecchio big boss mandi il messaggio di leave non solo ai client, ma anche ari relay a lui collegati.</text:p>
        </text:list-item>
        <text:list-item>
          <text:p text:style-name="P2">Fare sì che il big boss possa ricevere il messaggio di REDIRECT da parte di uno dei relay secondari serviti e possa, di conseguenza, ridirigere il flusso sul sostituto ( in praticaq fare la stessa cosa che fa il server.</text:p>
        </text:list-item>
        <text:list-item>
          <text:p text:style-name="P2">Sistema la parte di inoltro da parte del big boss della richiesta di invio file da parte di un client connesso ad un relay secondario e la relativa istanziazione del proxy quando arriva l'ack da parte del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26T10:51:00</meta:creation-date>
    <dc:date>2010-01-26T16:21:24</dc:date>
    <meta:editing-duration>PT03H04M43S</meta:editing-duration>
    <meta:editing-cycles>13</meta:editing-cycles>
    <meta:generator>OpenOffice.org/3.1$Linux OpenOffice.org_project/310m19$Build-9420</meta:generator>
    <meta:document-statistic meta:table-count="0" meta:image-count="0" meta:object-count="0" meta:page-count="1" meta:paragraph-count="10" meta:word-count="378" meta:character-count="2274"/>
  </office:meta>
</office:document-meta>
</file>